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ぜんぜん君を返上する</text:span></text:p>
      <text:p text:style-name="P1"><text:span text:style-name="T2">愛でよそ者じゃない</text:span></text:p>
      <text:p text:style-name="P1"><text:span text:style-name="T2">きそくを知ると僕も</text:span></text:p>
      <text:p text:style-name="P1"><text:span text:style-name="T2">けいげんちと考える</text:span></text:p>
      <text:p text:style-name="P1"><text:span text:style-name="T2">何でも一方男をあげない</text:span></text:p>
      <text:p text:style-name="P1"><text:span text:style-name="T2">じんじょうと言ってほっするね</text:span></text:p>
      <text:p text:style-name="P1"><text:span text:style-name="T2">分かる事がいるね</text:span></text:p>
      <text:p text:style-name="P1"><text:span text:style-name="T2">君を返上しない</text:span></text:p>
      <text:p text:style-name="P1"><text:span text:style-name="T2">君をひかんしない</text:span></text:p>
      <text:p text:style-name="P1"><text:span text:style-name="T2">ぜんぜんはしって見はなす</text:span></text:p>
      <text:p text:style-name="P1"><text:span text:style-name="T2">君をわめくない</text:span></text:p>
      <text:p text:style-name="P1"><text:span text:style-name="T2">さよならと言わない</text:span></text:p>
      <text:p text:style-name="P1"><text:span text:style-name="T2">うそと話してけがしない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24" meta:character-count="124" meta:non-whitespace-character-count="124"/>
    <meta:generator>LibreOfficeDev/5.1.0.3$Linux_X86_64 LibreOffice_project/</meta:generator>
  </office:meta>
</office:document-meta>
</file>